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margin-top="0in" fo:margin-bottom="0in" loext:contextual-spacing="false"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in" fo:margin-bottom="0in" loext:contextual-spacing="false" fo:line-height="200%"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style>
    <style:style style:name="P9"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ABSTRACT</text:span></text:p>
      <text:p text:style-name="P4"/>
      <text:p text:style-name="P6"><text:span text:style-name="T2">EMMANUEL B. CONSTANTINO JR. AND HOMER C. MALIJAN, University of the Philippines Los Baños, JUNE 2017. FACTU: AN ANDROID APPLICATION FOR NEWS VERIFICATION USING SENTENCE SIMILARITY ANALYSIS AND HIDDEN MARKOV MODEL. Major Professor: PROF. CAROLINE NATALIE PERALTA</text:span></text:p>
      <text:p text:style-name="P3"/>
      <text:p text:style-name="P8"><text:span text:style-name="T2">The Internet's ecosystem grows every second, and with it comes new information that might not be reliable or accurate. One of the biggest problems people face when surfing the Internet is information fabrication. Although possibly unintentional, the need to validate such statements is necessary. This paper presents an application that crawls through various reliable and satiric websites for information and matches statements to assess its validity. With over 5,000 news articles, a Hidden Markov Model (HMM) was used to structure relevant information depending on the user's input to be evaluated for its category: verified, satiric, or unverified.</text:span></text:p>
      <text:p text:style-name="P9"/>
      <text:p text:style-name="P9"/>
      <text:p text:style-name="P9"/>
      <text:p text:style-name="P9"/>
      <text:p text:style-name="P9"/>
      <text:p text:style-name="P9"/>
      <text:p text:style-name="P9"/>
      <text:p text:style-name="P9"/>
      <text:p text:style-name="P9"/>
      <text:p text:style-name="P9"/>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vii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136" meta:character-count="925" meta:non-whitespace-character-count="793"/>
    <meta:generator>LibreOfficeDev/5.1.0.3$Linux_X86_64 LibreOffice_project/</meta:generator>
  </office:meta>
</office:document-meta>
</file>